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1ac0a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34c6e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6c60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82c5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8350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a147e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bbaa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04f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204fe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officeooo:rsid="001e6864" officeooo:paragraph-rsid="001e6864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paragraph-rsid="001e6864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1e686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1e686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1e686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officeooo:rsid="001e6864" officeooo:paragraph-rsid="001e686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5pt" style:text-underline-style="none" fo:font-weight="bold" officeooo:rsid="001e6864" officeooo:paragraph-rsid="001e6864" style:font-size-asian="15pt" style:font-weight-asian="bold" style:font-size-complex="15pt" style:font-weight-complex="bold"/>
    </style:style>
    <style:style style:name="P29" style:family="paragraph" style:parent-style-name="Header">
      <style:text-properties officeooo:rsid="001cd3b4" officeooo:paragraph-rsid="001d96b8"/>
    </style:style>
    <style:style style:name="P30" style:family="paragraph" style:parent-style-name="Footer">
      <style:text-properties officeooo:rsid="001cd3b4" officeooo:paragraph-rsid="001cd3b4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f797e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1856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83505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a147e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52525" style:font-name="sans-serif" fo:font-size="10.5pt" fo:letter-spacing="normal" fo:font-style="normal" style:text-underline-style="none" fo:font-weight="bold" officeooo:rsid="00183505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52525" style:font-name="sans-serif" fo:font-size="10.5pt" fo:letter-spacing="normal" fo:font-style="normal" style:text-underline-style="none" fo:font-weight="bold" officeooo:rsid="001a147e" style:font-size-asian="10.5pt" style:font-weight-asian="normal" style:font-size-complex="12pt" style:font-weight-complex="normal"/>
    </style:style>
    <style:style style:name="T9" style:family="text">
      <style:text-properties officeooo:rsid="000f797e"/>
    </style:style>
    <style:style style:name="T10" style:family="text">
      <style:text-properties officeooo:rsid="001bbaa4"/>
    </style:style>
    <style:style style:name="T11" style:family="text">
      <style:text-properties officeooo:rsid="001cd3b4"/>
    </style:style>
    <style:style style:name="T12" style:family="text">
      <style:text-properties officeooo:rsid="001e6864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Rapport de projet d'A<text:span text:style-name="T11">lgorithmique Avancée</text:span></text:p>
      <text:p text:style-name="P28">SOMMAIRE :</text:p>
      <text:p text:style-name="P22"/>
      <text:p text:style-name="P23">I / Présentation</text:p>
      <text:p text:style-name="P24">1) Patricia-Tries</text:p>
      <text:p text:style-name="P25">3) Fonctions complexes</text:p>
      <text:p text:style-name="P25">4) Complexités</text:p>
      <text:p text:style-name="P23">II / Fonctions avancées</text:p>
      <text:p text:style-name="P27"/>
      <text:p text:style-name="P26">I / Présentation</text:p>
      <text:p text:style-name="P21"/>
      <text:p text:style-name="P3">1) Patricia-Tries</text:p>
      <text:p text:style-name="P3"/>
      <text:p text:style-name="P2">1 – Nous avons décidé de <text:span text:style-name="T10">prendre</text:span> le caractère «espace» (caractère n°32 du tableau ASCII), pour indiquer la fin d'un mot. </text:p>
      <text:p text:style-name="P2"/>
      <text:p text:style-name="P20">II / Fonctions avancées</text:p>
      <text:p text:style-name="P5"/>
      <text:p text:style-name="P4">3) Fonctions complexes</text:p>
      <text:p text:style-name="P4"/>
      <text:p text:style-name="P1">7 – <text:span text:style-name="T10">Les étapes importantes de la fusion de deux Patricia-Tries sont :</text:span></text:p>
      <text:p text:style-name="P15"><text:tab/><text:span text:style-name="T12">L'actualisation des étiquettes de chaque nœuds de ces deux arbres suivant le prefixe commun entre chaque nœud des deux trie.</text:span></text:p>
      <text:p text:style-name="P15"><text:span text:style-name="T10"><text:tab/>Puis ajouter le ''reste'' des étiquettes (c'est-à-dire l'étiquette de base privé de du prefixe commun) aux fils de chaque nœud.</text:span></text:p>
      <text:p text:style-name="P15"><text:span text:style-name="T10"><text:tab/>Et enfin, appliquer la fusion sur tous les fils.</text:span></text:p>
      <text:p text:style-name="P1"/>
      <text:p text:style-name="P1">9 - </text:p>
      <text:p text:style-name="P1"/>
      <text:p text:style-name="P4">4) Complexités</text:p>
      <text:p text:style-name="P4"/>
      <text:p text:style-name="P16">10 – </text:p>
      <text:p text:style-name="P16"/>
      <text:p text:style-name="P17">Hybrid Tries :</text:p>
      <text:p text:style-name="P1"><text:tab/>Soi<text:span text:style-name="T9">en</text:span>t n le nombre de nœud dans l'hybrid trie, <text:span text:style-name="T9">L la longueur du mot et a la taille de l'alphabet.</text:span></text:p>
      <text:list xml:id="list5803728002020981330" text:style-name="L1">
        <text:list-item>
          <text:p text:style-name="P6"><text:span text:style-name="T1">Recherche →en nombre de comparaisons de caractères </text:span><text:span text:style-name="T6">θ</text:span><text:span text:style-name="T1">(</text:span><text:span text:style-name="T2">L*a</text:span><text:span text:style-name="T1">).</text:span></text:p>
        </text:list-item>
        <text:list-item>
          <text:p text:style-name="P6"><text:span text:style-name="T1">ComptageMots → en nombre de comparaisons d</text:span><text:span text:style-name="T3">'entiers/de pointeurs vers nill</text:span><text:span text:style-name="T1"> </text:span><text:span text:style-name="T6">θ</text:span><text:span text:style-name="T1">(n).</text:span></text:p>
        </text:list-item>
        <text:list-item>
          <text:p text:style-name="P7"><text:span text:style-name="T1">ListeMots → en nombre de comparaisons d</text:span><text:span text:style-name="T3">'entiers/de pointeurs vers nill</text:span><text:span text:style-name="T1"> </text:span><text:span text:style-name="T6">θ</text:span><text:span text:style-name="T1">(n) .</text:span></text:p>
        </text:list-item>
        <text:list-item>
          <text:p text:style-name="P8"><text:span text:style-name="T1">ComptageNil → en nombre de comparaisons </text:span><text:span text:style-name="T3">de pointeurs vers nill</text:span><text:span text:style-name="T1"> </text:span><text:span text:style-name="T6">θ</text:span><text:span text:style-name="T1">(n).</text:span></text:p>
        </text:list-item>
        <text:list-item>
          <text:p text:style-name="P9"><text:span text:style-name="T1">Hauteur → en nombre de comparaisons </text:span><text:span text:style-name="T3">de pointeurs vers nill</text:span><text:span text:style-name="T1"> </text:span><text:span text:style-name="T6">θ</text:span><text:span text:style-name="T1">(n).</text:span></text:p>
        </text:list-item>
        <text:list-item>
          <text:p text:style-name="P10"><text:span text:style-name="T1">ProfondeurMoyenne → en nombre de comparaisons </text:span><text:span text:style-name="T3">de pointeurs vers nill</text:span><text:span text:style-name="T1"> </text:span><text:span text:style-name="T6">θ</text:span><text:span text:style-name="T1">(n).</text:span></text:p>
        </text:list-item>
        <text:list-item>
          <text:p text:style-name="P11"><text:span text:style-name="T1">Prefixe → </text:span><text:span text:style-name="T4">complexité Recherche + ComptageMots → en nombre de comparaisons d</text:span><text:span text:style-name="T3">'entiers/de pointeurs vers nill</text:span><text:span text:style-name="T4"> </text:span><text:span text:style-name="T7">θ</text:span><text:span text:style-name="T4">(n).</text:span></text:p>
        </text:list-item>
        <text:list-item>
          <text:p text:style-name="P12"><text:span text:style-name="T1">Suppression → </text:span><text:span text:style-name="T5">deux fois complexité de Recherche → en nombre de comparaisons de caractères </text:span><text:span text:style-name="T8">θ</text:span><text:span text:style-name="T5">(</text:span><text:span text:style-name="T2">L*a</text:span><text:span text:style-name="T5">).</text:span></text:p>
        </text:list-item>
        <text:list-item>
          <text:p text:style-name="P14">ConverstionHtoP → </text:p>
        </text:list-item>
        <text:list-item>
          <text:p text:style-name="P14">ajoutEquilibrage → </text:p>
        </text:list-item>
      </text:list>
      <text:p text:style-name="P1"><text:line-break/><text:span text:style-name="T13">Patricia-Tries :</text:span><text:line-break/>Soit n le nombre de nœuds dans le Patricia-Trie.</text:p>
      <text:list xml:id="list92350289288242" text:continue-numbering="true" text:style-name="L1">
        <text:list-item>
          <text:p text:style-name="P6"><text:span text:style-name="T1">Recherche → en nombre de comparaisons de caractères </text:span><text:span text:style-name="T6">θ</text:span><text:span text:style-name="T1">(log(n)) <text:s/>(hauteur de l'arbre).</text:span></text:p>
        </text:list-item>
        <text:list-item>
          <text:p text:style-name="P6"><text:span text:style-name="T1">ComptageMots → en nombre de comparaisons de nœuds </text:span><text:span text:style-name="T6">θ</text:span><text:span text:style-name="T1">(n).</text:span></text:p>
        </text:list-item>
        <text:list-item>
          <text:p text:style-name="P14">ListeMots → </text:p>
        </text:list-item>
        <text:list-item>
          <text:p text:style-name="P6"><text:soft-page-break/><text:span text:style-name="T1">ComptageNil → en nombre de comparaisons de nœuds <text:s/></text:span><text:span text:style-name="T6">θ</text:span><text:span text:style-name="T1">(n).</text:span></text:p>
        </text:list-item>
        <text:list-item>
          <text:p text:style-name="P6"><text:span text:style-name="T1">Hauteur → en nombre de comparaisons de nœuds </text:span><text:span text:style-name="T6">θ</text:span><text:span text:style-name="T1">(n).</text:span></text:p>
        </text:list-item>
        <text:list-item>
          <text:p text:style-name="P6"><text:span text:style-name="T1">ProfondeurMoyenne → en nombre de comparaisons de nœuds </text:span><text:span text:style-name="T6">θ</text:span><text:span text:style-name="T1">(n).</text:span></text:p>
        </text:list-item>
        <text:list-item>
          <text:p text:style-name="P6"><text:span text:style-name="T1">Prefixe → en nombre de comparaisons de nœuds </text:span><text:span text:style-name="T6">θ</text:span><text:span text:style-name="T1">(log(n)).</text:span></text:p>
        </text:list-item>
        <text:list-item>
          <text:p text:style-name="P6"><text:span text:style-name="T1">Suppression → en nombre de comparaisons de caractères </text:span><text:span text:style-name="T6">θ</text:span><text:span text:style-name="T1">(log(n)).<text:line-break/></text:span></text:p>
        </text:list-item>
      </text:list>
      <text:p text:style-name="P1"><text:tab/></text:p>
      <text:p text:style-name="P1"/>
      <text:p text:style-name="P4">4) Etude expérimentale</text:p>
      <text:p text:style-name="P4"/>
      <text:p text:style-name="P1">12 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d3b4" officeooo:paragraph-rsid="001d96b8"/>
    </style:style>
    <style:style style:name="MP2" style:family="paragraph" style:parent-style-name="Footer">
      <style:text-properties officeooo:rsid="001cd3b4" officeooo:paragraph-rsid="001cd3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voir de Programmation<text:tab/><text:tab/>2016/2017</text:p>
      </style:header>
      <style:footer>
        <text:p text:style-name="MP2">LENOIR Boris, SRIKANTHAN Vanessa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IR </meta:initial-creator>
    <meta:creation-date>2016-12-02T15:40:42.875630109</meta:creation-date>
    <meta:generator>LibreOffice/4.3.3.2$Linux_X86_64 LibreOffice_project/430m0$Build-2</meta:generator>
    <dc:date>2016-12-07T09:23:49.491803749</dc:date>
    <meta:editing-duration>PT1H34M31S</meta:editing-duration>
    <meta:editing-cycles>24</meta:editing-cycles>
    <dc:creator>SRIKANTHAN </dc:creator>
    <meta:document-statistic meta:table-count="0" meta:image-count="0" meta:object-count="0" meta:page-count="4" meta:paragraph-count="45" meta:word-count="352" meta:character-count="2132" meta:non-whitespace-character-count="1822"/>
  </office:meta>
</office:document-meta>
</file>